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0.4583in"/>
    </style:style>
    <style:style style:name="co4" style:family="table-column">
      <style:table-column-properties fo:break-before="auto" style:column-width="0.3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Formular_20_1">
      <style:table-properties table:display="true" style:writing-mode="lr-tb"/>
    </style:style>
    <style:style style:name="ta2" style:family="table" style:master-page-name="PageStyle_5f_Formular_20_2">
      <style:table-properties table:display="true" style:writing-mode="lr-tb"/>
    </style:style>
    <style:style style:name="ta3" style:family="table" style:master-page-name="PageStyle_5f_Formular_20_3">
      <style:table-properties table:display="true" style:writing-mode="lr-tb"/>
    </style:style>
    <style:style style:name="ta4" style:family="table" style:master-page-name="PageStyle_5f_Paramet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6"/>
      <style:map style:condition="cell-content()=&quot;[    ]&quot;" style:apply-style-name="ConditionalStyle_5f_17" style:base-cell-address="'Formular 1'.C6"/>
      <style:map style:condition="cell-content()=&quot;   &quot;" style:apply-style-name="ConditionalStyle_5f_18" style:base-cell-address="'Formular 1'.C6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28"/>
      <style:map style:condition="cell-content()=&quot;[    ]&quot;" style:apply-style-name="ConditionalStyle_5f_17" style:base-cell-address="'Formular 1'.C28"/>
      <style:map style:condition="cell-content()=&quot;   &quot;" style:apply-style-name="ConditionalStyle_5f_18" style:base-cell-address="'Formular 1'.C28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29"/>
      <style:map style:condition="cell-content()=&quot;[    ]&quot;" style:apply-style-name="ConditionalStyle_5f_17" style:base-cell-address="'Formular 1'.C29"/>
      <style:map style:condition="cell-content()=&quot;   &quot;" style:apply-style-name="ConditionalStyle_5f_18" style:base-cell-address="'Formular 1'.C29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30"/>
      <style:map style:condition="cell-content()=&quot;[    ]&quot;" style:apply-style-name="ConditionalStyle_5f_17" style:base-cell-address="'Formular 1'.C30"/>
      <style:map style:condition="cell-content()=&quot;   &quot;" style:apply-style-name="ConditionalStyle_5f_18" style:base-cell-address="'Formular 1'.C3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6" style:base-cell-address="'Formular 1'.C31"/>
      <style:map style:condition="cell-content()=&quot;[    ]&quot;" style:apply-style-name="ConditionalStyle_5f_17" style:base-cell-address="'Formular 1'.C31"/>
      <style:map style:condition="cell-content()=&quot;   &quot;" style:apply-style-name="ConditionalStyle_5f_18" style:base-cell-address="'Formular 1'.C31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6"/>
      <style:map style:condition="cell-content()=&quot;[    ]&quot;" style:apply-style-name="ConditionalStyle_5f_14" style:base-cell-address="'Formular 1'.D6"/>
      <style:map style:condition="cell-content()=&quot;   &quot;" style:apply-style-name="ConditionalStyle_5f_13" style:base-cell-address="'Formular 1'.D6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28"/>
      <style:map style:condition="cell-content()=&quot;[    ]&quot;" style:apply-style-name="ConditionalStyle_5f_14" style:base-cell-address="'Formular 1'.D28"/>
      <style:map style:condition="cell-content()=&quot;   &quot;" style:apply-style-name="ConditionalStyle_5f_13" style:base-cell-address="'Formular 1'.D28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29"/>
      <style:map style:condition="cell-content()=&quot;[    ]&quot;" style:apply-style-name="ConditionalStyle_5f_14" style:base-cell-address="'Formular 1'.D29"/>
      <style:map style:condition="cell-content()=&quot;   &quot;" style:apply-style-name="ConditionalStyle_5f_13" style:base-cell-address="'Formular 1'.D29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30"/>
      <style:map style:condition="cell-content()=&quot;[    ]&quot;" style:apply-style-name="ConditionalStyle_5f_14" style:base-cell-address="'Formular 1'.D30"/>
      <style:map style:condition="cell-content()=&quot;   &quot;" style:apply-style-name="ConditionalStyle_5f_13" style:base-cell-address="'Formular 1'.D30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5" style:base-cell-address="'Formular 1'.D31"/>
      <style:map style:condition="cell-content()=&quot;[    ]&quot;" style:apply-style-name="ConditionalStyle_5f_14" style:base-cell-address="'Formular 1'.D31"/>
      <style:map style:condition="cell-content()=&quot;   &quot;" style:apply-style-name="ConditionalStyle_5f_13" style:base-cell-address="'Formular 1'.D31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12" style:base-cell-address="'Formular 2'.C6"/>
      <style:map style:condition="cell-content()=&quot;[    ]&quot;" style:apply-style-name="ConditionalStyle_5f_11" style:base-cell-address="'Formular 2'.C6"/>
      <style:map style:condition="cell-content()=&quot;   &quot;" style:apply-style-name="ConditionalStyle_5f_10" style:base-cell-address="'Formular 2'.C6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9" style:base-cell-address="'Formular 2'.D6"/>
      <style:map style:condition="cell-content()=&quot;[    ]&quot;" style:apply-style-name="ConditionalStyle_5f_8" style:base-cell-address="'Formular 2'.D6"/>
      <style:map style:condition="cell-content()=&quot;   &quot;" style:apply-style-name="ConditionalStyle_5f_7" style:base-cell-address="'Formular 2'.D6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6" style:base-cell-address="'Formular 3'.C6"/>
      <style:map style:condition="cell-content()=&quot;[    ]&quot;" style:apply-style-name="ConditionalStyle_5f_5" style:base-cell-address="'Formular 3'.C6"/>
      <style:map style:condition="cell-content()=&quot;   &quot;" style:apply-style-name="ConditionalStyle_5f_4" style:base-cell-address="'Formular 3'.C6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map style:condition="cell-content()=&quot;[    ]&quot;" style:apply-style-name="ConditionalStyle_5f_3" style:base-cell-address="'Formular 3'.D6"/>
      <style:map style:condition="cell-content()=&quot;[    ]&quot;" style:apply-style-name="ConditionalStyle_5f_2" style:base-cell-address="'Formular 3'.D6"/>
      <style:map style:condition="cell-content()=&quot;   &quot;" style:apply-style-name="ConditionalStyle_5f_1" style:base-cell-address="'Formular 3'.D6"/>
    </style:style>
    <style:style style:name="ce21" style:family="table-cell" style:parent-style-name="Default">
      <style:table-cell-properties fo:background-color="#ff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ular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10" table:number-columns-repeated="18"/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 office:value-type="string" calcext:value-type="string">
            <text:p>F</text:p>
          </table:table-cell>
          <table:table-cell table:style-name="ce11" table:number-columns-repeated="19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1" office:value-type="string" calcext:value-type="string">
            <text:p>F</text:p>
          </table:table-cell>
          <table:table-cell table:style-name="ce11" table:number-columns-repeated="18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1"/>
          <table:table-cell table:style-name="ce11" office:value-type="string" calcext:value-type="string">
            <text:p>F</text:p>
          </table:table-cell>
          <table:table-cell table:style-name="ce11" table:number-columns-repeated="17"/>
        </table:table-row>
        <table:table-row table:style-name="ro3">
          <table:table-cell/>
          <table:table-cell table:style-name="ce3" office:value-type="string" calcext:value-type="string">
            <text:p>l.lwz</text:p>
          </table:table-cell>
          <table:table-cell table:style-name="ce5"/>
          <table:table-cell table:style-name="ce11" table:number-columns-repeated="2"/>
          <table:table-cell table:style-name="ce11" office:value-type="string" calcext:value-type="string">
            <text:p>F</text:p>
          </table:table-cell>
          <table:table-cell table:style-name="ce11" table:number-columns-repeated="16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1" table:number-columns-repeated="3"/>
          <table:table-cell table:style-name="ce11" office:value-type="string" calcext:value-type="string">
            <text:p>F</text:p>
          </table:table-cell>
          <table:table-cell table:style-name="ce11" table:number-columns-repeated="15"/>
        </table:table-row>
        <table:table-row table:style-name="ro3">
          <table:table-cell/>
          <table:table-cell table:style-name="ce3" office:value-type="string" calcext:value-type="string">
            <text:p>l.sfgtsi</text:p>
          </table:table-cell>
          <table:table-cell table:style-name="ce5"/>
          <table:table-cell table:style-name="ce11" table:number-columns-repeated="4"/>
          <table:table-cell table:style-name="ce11" office:value-type="string" calcext:value-type="string">
            <text:p>F</text:p>
          </table:table-cell>
          <table:table-cell table:style-name="ce11" table:number-columns-repeated="14"/>
        </table:table-row>
        <table:table-row table:style-name="ro3">
          <table:table-cell/>
          <table:table-cell table:style-name="ce3" office:value-type="string" calcext:value-type="string">
            <text:p>l.cmov</text:p>
          </table:table-cell>
          <table:table-cell table:style-name="ce5"/>
          <table:table-cell table:style-name="ce11" table:number-columns-repeated="5"/>
          <table:table-cell table:style-name="ce11" office:value-type="string" calcext:value-type="string">
            <text:p>F</text:p>
          </table:table-cell>
          <table:table-cell table:style-name="ce11" table:number-columns-repeated="13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1" table:number-columns-repeated="6"/>
          <table:table-cell table:style-name="ce11" office:value-type="string" calcext:value-type="string">
            <text:p>F</text:p>
          </table:table-cell>
          <table:table-cell table:style-name="ce11" table:number-columns-repeated="12"/>
        </table:table-row>
        <table:table-row table:style-name="ro3">
          <table:table-cell/>
          <table:table-cell table:style-name="ce3" office:value-type="string" calcext:value-type="string">
            <text:p>l.lwz</text:p>
          </table:table-cell>
          <table:table-cell table:style-name="ce5"/>
          <table:table-cell table:style-name="ce11" table:number-columns-repeated="7"/>
          <table:table-cell table:style-name="ce11" office:value-type="string" calcext:value-type="string">
            <text:p>F</text:p>
          </table:table-cell>
          <table:table-cell table:style-name="ce11" table:number-columns-repeated="11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1" table:number-columns-repeated="8"/>
          <table:table-cell table:style-name="ce11" office:value-type="string" calcext:value-type="string">
            <text:p>F</text:p>
          </table:table-cell>
          <table:table-cell table:style-name="ce11" table:number-columns-repeated="10"/>
        </table:table-row>
        <table:table-row table:style-name="ro3">
          <table:table-cell/>
          <table:table-cell table:style-name="ce3" office:value-type="string" calcext:value-type="string">
            <text:p>l.sfgtsi</text:p>
          </table:table-cell>
          <table:table-cell table:style-name="ce5"/>
          <table:table-cell table:style-name="ce11" table:number-columns-repeated="9"/>
          <table:table-cell table:style-name="ce11" office:value-type="string" calcext:value-type="string">
            <text:p>F</text:p>
          </table:table-cell>
          <table:table-cell table:style-name="ce11" table:number-columns-repeated="9"/>
        </table:table-row>
        <table:table-row table:style-name="ro3">
          <table:table-cell/>
          <table:table-cell table:style-name="ce3" office:value-type="string" calcext:value-type="string">
            <text:p>l.cmov</text:p>
          </table:table-cell>
          <table:table-cell table:style-name="ce5"/>
          <table:table-cell table:style-name="ce11" table:number-columns-repeated="10"/>
          <table:table-cell table:style-name="ce11" office:value-type="string" calcext:value-type="string">
            <text:p>F</text:p>
          </table:table-cell>
          <table:table-cell table:style-name="ce11" table:number-columns-repeated="8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1" table:number-columns-repeated="11"/>
          <table:table-cell table:style-name="ce11" office:value-type="string" calcext:value-type="string">
            <text:p>F</text:p>
          </table:table-cell>
          <table:table-cell table:style-name="ce11" table:number-columns-repeated="7"/>
        </table:table-row>
        <table:table-row table:style-name="ro3">
          <table:table-cell/>
          <table:table-cell table:style-name="ce3" office:value-type="string" calcext:value-type="string">
            <text:p>l.lwz</text:p>
          </table:table-cell>
          <table:table-cell table:style-name="ce5"/>
          <table:table-cell table:style-name="ce11" table:number-columns-repeated="12"/>
          <table:table-cell table:style-name="ce11" office:value-type="string" calcext:value-type="string">
            <text:p>F</text:p>
          </table:table-cell>
          <table:table-cell table:style-name="ce11" table:number-columns-repeated="6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1" table:number-columns-repeated="13"/>
          <table:table-cell table:style-name="ce11" office:value-type="string" calcext:value-type="string">
            <text:p>F</text:p>
          </table:table-cell>
          <table:table-cell table:style-name="ce11" table:number-columns-repeated="5"/>
        </table:table-row>
        <table:table-row table:style-name="ro3">
          <table:table-cell/>
          <table:table-cell table:style-name="ce3" office:value-type="string" calcext:value-type="string">
            <text:p>l.sfgtsi</text:p>
          </table:table-cell>
          <table:table-cell table:style-name="ce5"/>
          <table:table-cell table:style-name="ce11" table:number-columns-repeated="14"/>
          <table:table-cell table:style-name="ce11" office:value-type="string" calcext:value-type="string">
            <text:p>F</text:p>
          </table:table-cell>
          <table:table-cell table:style-name="ce11" table:number-columns-repeated="4"/>
        </table:table-row>
        <table:table-row table:style-name="ro3">
          <table:table-cell/>
          <table:table-cell table:style-name="ce3" office:value-type="string" calcext:value-type="string">
            <text:p>l.cmov</text:p>
          </table:table-cell>
          <table:table-cell table:style-name="ce5"/>
          <table:table-cell table:style-name="ce11" table:number-columns-repeated="15"/>
          <table:table-cell table:style-name="ce11" office:value-type="string" calcext:value-type="string">
            <text:p>F</text:p>
          </table:table-cell>
          <table:table-cell table:style-name="ce11" table:number-columns-repeated="3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1" table:number-columns-repeated="16"/>
          <table:table-cell table:style-name="ce11" office:value-type="string" calcext:value-type="string">
            <text:p>F</text:p>
          </table:table-cell>
          <table:table-cell table:style-name="ce11" table:number-columns-repeated="2"/>
        </table:table-row>
        <table:table-row table:style-name="ro3">
          <table:table-cell/>
          <table:table-cell table:style-name="ce3" office:value-type="string" calcext:value-type="string">
            <text:p>l.lwz</text:p>
          </table:table-cell>
          <table:table-cell table:style-name="ce5"/>
          <table:table-cell table:style-name="ce11" table:number-columns-repeated="17"/>
          <table:table-cell table:style-name="ce11" office:value-type="string" calcext:value-type="string">
            <text:p>F</text:p>
          </table:table-cell>
          <table:table-cell table:style-name="ce11"/>
        </table:table-row>
        <table:table-row table:style-name="ro3">
          <table:table-cell/>
          <table:table-cell table:style-name="ce3" office:value-type="string" calcext:value-type="string">
            <text:p>l.addi</text:p>
          </table:table-cell>
          <table:table-cell table:style-name="ce5"/>
          <table:table-cell table:style-name="ce11" table:number-columns-repeated="18"/>
          <table:table-cell table:style-name="ce11" office:value-type="string" calcext:value-type="string">
            <text:p>F</text:p>
          </table:table-cell>
        </table:table-row>
        <table:table-row table:style-name="ro4">
          <table:table-cell/>
          <table:table-cell table:style-name="ce3" office:value-type="string" calcext:value-type="string">
            <text:p>l.sfgtsi</text:p>
          </table:table-cell>
          <table:table-cell table:style-name="ce5"/>
          <table:table-cell table:style-name="ce11" table:number-columns-repeated="19"/>
        </table:table-row>
        <table:table-row table:style-name="ro4">
          <table:table-cell/>
          <table:table-cell table:style-name="ce3" office:value-type="string" calcext:value-type="string">
            <text:p>l.cmov</text:p>
          </table:table-cell>
          <table:table-cell table:style-name="ce5"/>
          <table:table-cell table:style-name="ce11" table:number-columns-repeated="19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6"/>
          <table:table-cell table:style-name="ce12" table:number-columns-repeated="19"/>
        </table:table-row>
        <table:table-row table:style-name="ro4">
          <table:table-cell/>
          <table:table-cell table:style-name="ce3" office:value-type="string" calcext:value-type="string">
            <text:p>l.sfeqi</text:p>
          </table:table-cell>
          <table:table-cell table:style-name="ce7"/>
          <table:table-cell table:style-name="ce13" table:number-columns-repeated="19"/>
        </table:table-row>
        <table:table-row table:style-name="ro4">
          <table:table-cell/>
          <table:table-cell table:style-name="ce3" office:value-type="string" calcext:value-type="string">
            <text:p>l.bnf</text:p>
          </table:table-cell>
          <table:table-cell table:style-name="ce8"/>
          <table:table-cell table:style-name="ce14" table:number-columns-repeated="19"/>
        </table:table-row>
        <table:table-row table:style-name="ro4">
          <table:table-cell/>
          <table:table-cell table:style-name="ce3" office:value-type="string" calcext:value-type="string">
            <text:p>l.addi</text:p>
          </table:table-cell>
          <table:table-cell table:style-name="ce9"/>
          <table:table-cell table:style-name="ce15" table:number-columns-repeated="19"/>
        </table:table-row>
        <table:table-row table:style-name="ro1" table:number-rows-repeated="1048542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Formular 1'.C6:'Formular 1'.C27">
            <calcext:condition calcext:apply-style-name="ConditionalStyle_16" calcext:value="=&quot;[    ]&quot;" calcext:base-cell-address="'Formular 1'.C6"/>
            <calcext:condition calcext:apply-style-name="ConditionalStyle_17" calcext:value="=&quot;[    ]&quot;" calcext:base-cell-address="'Formular 1'.C6"/>
            <calcext:condition calcext:apply-style-name="ConditionalStyle_18" calcext:value="=&quot;   &quot;" calcext:base-cell-address="'Formular 1'.C6"/>
          </calcext:conditional-format>
          <calcext:conditional-format calcext:target-range-address="'Formular 1'.D6:'Formular 1'.V27">
            <calcext:condition calcext:apply-style-name="ConditionalStyle_15" calcext:value="=&quot;[    ]&quot;" calcext:base-cell-address="'Formular 1'.D6"/>
            <calcext:condition calcext:apply-style-name="ConditionalStyle_14" calcext:value="=&quot;[    ]&quot;" calcext:base-cell-address="'Formular 1'.D6"/>
            <calcext:condition calcext:apply-style-name="ConditionalStyle_13" calcext:value="=&quot;   &quot;" calcext:base-cell-address="'Formular 1'.D6"/>
          </calcext:conditional-format>
          <calcext:conditional-format calcext:target-range-address="'Formular 1'.C28:'Formular 1'.C28">
            <calcext:condition calcext:apply-style-name="ConditionalStyle_16" calcext:value="=&quot;[    ]&quot;" calcext:base-cell-address="'Formular 1'.C28"/>
            <calcext:condition calcext:apply-style-name="ConditionalStyle_17" calcext:value="=&quot;[    ]&quot;" calcext:base-cell-address="'Formular 1'.C28"/>
            <calcext:condition calcext:apply-style-name="ConditionalStyle_18" calcext:value="=&quot;   &quot;" calcext:base-cell-address="'Formular 1'.C28"/>
          </calcext:conditional-format>
          <calcext:conditional-format calcext:target-range-address="'Formular 1'.D28:'Formular 1'.V28">
            <calcext:condition calcext:apply-style-name="ConditionalStyle_15" calcext:value="=&quot;[    ]&quot;" calcext:base-cell-address="'Formular 1'.D28"/>
            <calcext:condition calcext:apply-style-name="ConditionalStyle_14" calcext:value="=&quot;[    ]&quot;" calcext:base-cell-address="'Formular 1'.D28"/>
            <calcext:condition calcext:apply-style-name="ConditionalStyle_13" calcext:value="=&quot;   &quot;" calcext:base-cell-address="'Formular 1'.D28"/>
          </calcext:conditional-format>
          <calcext:conditional-format calcext:target-range-address="'Formular 1'.C29:'Formular 1'.C29">
            <calcext:condition calcext:apply-style-name="ConditionalStyle_16" calcext:value="=&quot;[    ]&quot;" calcext:base-cell-address="'Formular 1'.C29"/>
            <calcext:condition calcext:apply-style-name="ConditionalStyle_17" calcext:value="=&quot;[    ]&quot;" calcext:base-cell-address="'Formular 1'.C29"/>
            <calcext:condition calcext:apply-style-name="ConditionalStyle_18" calcext:value="=&quot;   &quot;" calcext:base-cell-address="'Formular 1'.C29"/>
          </calcext:conditional-format>
          <calcext:conditional-format calcext:target-range-address="'Formular 1'.D29:'Formular 1'.V29">
            <calcext:condition calcext:apply-style-name="ConditionalStyle_15" calcext:value="=&quot;[    ]&quot;" calcext:base-cell-address="'Formular 1'.D29"/>
            <calcext:condition calcext:apply-style-name="ConditionalStyle_14" calcext:value="=&quot;[    ]&quot;" calcext:base-cell-address="'Formular 1'.D29"/>
            <calcext:condition calcext:apply-style-name="ConditionalStyle_13" calcext:value="=&quot;   &quot;" calcext:base-cell-address="'Formular 1'.D29"/>
          </calcext:conditional-format>
          <calcext:conditional-format calcext:target-range-address="'Formular 1'.C30:'Formular 1'.C30">
            <calcext:condition calcext:apply-style-name="ConditionalStyle_16" calcext:value="=&quot;[    ]&quot;" calcext:base-cell-address="'Formular 1'.C30"/>
            <calcext:condition calcext:apply-style-name="ConditionalStyle_17" calcext:value="=&quot;[    ]&quot;" calcext:base-cell-address="'Formular 1'.C30"/>
            <calcext:condition calcext:apply-style-name="ConditionalStyle_18" calcext:value="=&quot;   &quot;" calcext:base-cell-address="'Formular 1'.C30"/>
          </calcext:conditional-format>
          <calcext:conditional-format calcext:target-range-address="'Formular 1'.D30:'Formular 1'.V30">
            <calcext:condition calcext:apply-style-name="ConditionalStyle_15" calcext:value="=&quot;[    ]&quot;" calcext:base-cell-address="'Formular 1'.D30"/>
            <calcext:condition calcext:apply-style-name="ConditionalStyle_14" calcext:value="=&quot;[    ]&quot;" calcext:base-cell-address="'Formular 1'.D30"/>
            <calcext:condition calcext:apply-style-name="ConditionalStyle_13" calcext:value="=&quot;   &quot;" calcext:base-cell-address="'Formular 1'.D30"/>
          </calcext:conditional-format>
          <calcext:conditional-format calcext:target-range-address="'Formular 1'.C31:'Formular 1'.C31">
            <calcext:condition calcext:apply-style-name="ConditionalStyle_16" calcext:value="=&quot;[    ]&quot;" calcext:base-cell-address="'Formular 1'.C31"/>
            <calcext:condition calcext:apply-style-name="ConditionalStyle_17" calcext:value="=&quot;[    ]&quot;" calcext:base-cell-address="'Formular 1'.C31"/>
            <calcext:condition calcext:apply-style-name="ConditionalStyle_18" calcext:value="=&quot;   &quot;" calcext:base-cell-address="'Formular 1'.C31"/>
          </calcext:conditional-format>
          <calcext:conditional-format calcext:target-range-address="'Formular 1'.D31:'Formular 1'.V31">
            <calcext:condition calcext:apply-style-name="ConditionalStyle_15" calcext:value="=&quot;[    ]&quot;" calcext:base-cell-address="'Formular 1'.D31"/>
            <calcext:condition calcext:apply-style-name="ConditionalStyle_14" calcext:value="=&quot;[    ]&quot;" calcext:base-cell-address="'Formular 1'.D31"/>
            <calcext:condition calcext:apply-style-name="ConditionalStyle_13" calcext:value="=&quot;   &quot;" calcext:base-cell-address="'Formular 1'.D31"/>
          </calcext:conditional-format>
        </calcext:conditional-formats>
      </table:table>
      <table:table table:name="Formular 2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10" table:number-columns-repeated="18"/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</table:table-row>
        <table:table-row table:style-name="ro1" table:number-rows-repeated="22">
          <table:table-cell/>
          <table:table-cell table:style-name="ce3"/>
          <table:table-cell table:style-name="ce17"/>
          <table:table-cell table:style-name="ce18" table:number-columns-repeated="19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Formular 2'.C6:'Formular 2'.C27">
            <calcext:condition calcext:apply-style-name="ConditionalStyle_12" calcext:value="=&quot;[    ]&quot;" calcext:base-cell-address="'Formular 2'.C6"/>
            <calcext:condition calcext:apply-style-name="ConditionalStyle_11" calcext:value="=&quot;[    ]&quot;" calcext:base-cell-address="'Formular 2'.C6"/>
            <calcext:condition calcext:apply-style-name="ConditionalStyle_10" calcext:value="=&quot;   &quot;" calcext:base-cell-address="'Formular 2'.C6"/>
          </calcext:conditional-format>
          <calcext:conditional-format calcext:target-range-address="'Formular 2'.D6:'Formular 2'.V27">
            <calcext:condition calcext:apply-style-name="ConditionalStyle_9" calcext:value="=&quot;[    ]&quot;" calcext:base-cell-address="'Formular 2'.D6"/>
            <calcext:condition calcext:apply-style-name="ConditionalStyle_8" calcext:value="=&quot;[    ]&quot;" calcext:base-cell-address="'Formular 2'.D6"/>
            <calcext:condition calcext:apply-style-name="ConditionalStyle_7" calcext:value="=&quot;   &quot;" calcext:base-cell-address="'Formular 2'.D6"/>
          </calcext:conditional-format>
        </calcext:conditional-formats>
      </table:table>
      <table:table table:name="Formular 3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Aufgabe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>
            <text:p>Takt / Clock Cycle (CC)</text:p>
          </table:table-cell>
          <table:table-cell table:style-name="ce10" table:number-columns-repeated="18"/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Befehl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C5]+1" office:value-type="float" office:value="2" calcext:value-type="float">
            <text:p/>
          </table:table-cell>
          <table:table-cell table:style-name="ce3" table:formula="of:=[.D5]+1" office:value-type="float" office:value="3" calcext:value-type="float">
            <text:p/>
          </table:table-cell>
          <table:table-cell table:style-name="ce3" table:formula="of:=[.E5]+1" office:value-type="float" office:value="4" calcext:value-type="float">
            <text:p/>
          </table:table-cell>
          <table:table-cell table:style-name="ce3" table:formula="of:=[.F5]+1" office:value-type="float" office:value="5" calcext:value-type="float">
            <text:p/>
          </table:table-cell>
          <table:table-cell table:style-name="ce3" table:formula="of:=[.G5]+1" office:value-type="float" office:value="6" calcext:value-type="float">
            <text:p/>
          </table:table-cell>
          <table:table-cell table:style-name="ce3" table:formula="of:=[.H5]+1" office:value-type="float" office:value="7" calcext:value-type="float">
            <text:p/>
          </table:table-cell>
          <table:table-cell table:style-name="ce3" table:formula="of:=[.I5]+1" office:value-type="float" office:value="8" calcext:value-type="float">
            <text:p/>
          </table:table-cell>
          <table:table-cell table:style-name="ce3" table:formula="of:=[.J5]+1" office:value-type="float" office:value="9" calcext:value-type="float">
            <text:p/>
          </table:table-cell>
          <table:table-cell table:style-name="ce3" table:formula="of:=[.K5]+1" office:value-type="float" office:value="10" calcext:value-type="float">
            <text:p/>
          </table:table-cell>
          <table:table-cell table:style-name="ce3" table:formula="of:=[.L5]+1" office:value-type="float" office:value="11" calcext:value-type="float">
            <text:p/>
          </table:table-cell>
          <table:table-cell table:style-name="ce3" table:formula="of:=[.M5]+1" office:value-type="float" office:value="12" calcext:value-type="float">
            <text:p/>
          </table:table-cell>
          <table:table-cell table:style-name="ce3" table:formula="of:=[.N5]+1" office:value-type="float" office:value="13" calcext:value-type="float">
            <text:p/>
          </table:table-cell>
          <table:table-cell table:style-name="ce3" table:formula="of:=[.O5]+1" office:value-type="float" office:value="14" calcext:value-type="float">
            <text:p/>
          </table:table-cell>
          <table:table-cell table:style-name="ce3" table:formula="of:=[.P5]+1" office:value-type="float" office:value="15" calcext:value-type="float">
            <text:p/>
          </table:table-cell>
          <table:table-cell table:style-name="ce3" table:formula="of:=[.Q5]+1" office:value-type="float" office:value="16" calcext:value-type="float">
            <text:p/>
          </table:table-cell>
          <table:table-cell table:style-name="ce3" table:formula="of:=[.R5]+1" office:value-type="float" office:value="17" calcext:value-type="float">
            <text:p/>
          </table:table-cell>
          <table:table-cell table:style-name="ce3" table:formula="of:=[.S5]+1" office:value-type="float" office:value="18" calcext:value-type="float">
            <text:p/>
          </table:table-cell>
          <table:table-cell table:style-name="ce3" table:formula="of:=[.T5]+1" office:value-type="float" office:value="19" calcext:value-type="float">
            <text:p/>
          </table:table-cell>
          <table:table-cell table:style-name="ce3" table:formula="of:=[.U5]+1" office:value-type="float" office:value="20" calcext:value-type="float">
            <text:p/>
          </table:table-cell>
        </table:table-row>
        <table:table-row table:style-name="ro1" table:number-rows-repeated="22">
          <table:table-cell/>
          <table:table-cell table:style-name="ce3"/>
          <table:table-cell table:style-name="ce19"/>
          <table:table-cell table:style-name="ce20" table:number-columns-repeated="19"/>
        </table:table-row>
        <table:table-row table:style-name="ro1" table:number-rows-repeated="1048548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Formular 3'.C6:'Formular 3'.C27">
            <calcext:condition calcext:apply-style-name="ConditionalStyle_6" calcext:value="=&quot;[    ]&quot;" calcext:base-cell-address="'Formular 3'.C6"/>
            <calcext:condition calcext:apply-style-name="ConditionalStyle_5" calcext:value="=&quot;[    ]&quot;" calcext:base-cell-address="'Formular 3'.C6"/>
            <calcext:condition calcext:apply-style-name="ConditionalStyle_4" calcext:value="=&quot;   &quot;" calcext:base-cell-address="'Formular 3'.C6"/>
          </calcext:conditional-format>
          <calcext:conditional-format calcext:target-range-address="'Formular 3'.D6:'Formular 3'.V27">
            <calcext:condition calcext:apply-style-name="ConditionalStyle_3" calcext:value="=&quot;[    ]&quot;" calcext:base-cell-address="'Formular 3'.D6"/>
            <calcext:condition calcext:apply-style-name="ConditionalStyle_2" calcext:value="=&quot;[    ]&quot;" calcext:base-cell-address="'Formular 3'.D6"/>
            <calcext:condition calcext:apply-style-name="ConditionalStyle_1" calcext:value="=&quot;   &quot;" calcext:base-cell-address="'Formular 3'.D6"/>
          </calcext:conditional-format>
        </calcext:conditional-formats>
      </table:table>
      <table:table table:name="Parameter" table:style-name="ta4"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rgabe der Pipeline-Stufen: Klassische 5-Stufen RISC Pipeli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[ <text:s text:c="3"/>]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6" style:display-name="ConditionalStyle_16" style:family="table-cell" style:parent-style-name="Default">
      <style:table-cell-properties fo:background-color="#ff0000"/>
      <style:text-properties fo:color="#ff000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5" style:display-name="ConditionalStyle_15" style:family="table-cell" style:parent-style-name="Default">
      <style:table-cell-properties fo:background-color="#ff0000"/>
      <style:text-properties fo:color="#ff0000"/>
    </style:style>
    <style:style style:name="ConditionalStyle_5f_14" style:display-name="ConditionalStyle_14" style:family="table-cell" style:parent-style-name="Default">
      <style:table-cell-properties fo:background-color="#ff000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ff0000"/>
      <style:text-properties fo:color="#ff000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ff0000"/>
    </style:style>
    <style:style style:name="ConditionalStyle_5f_9" style:display-name="ConditionalStyle_9" style:family="table-cell" style:parent-style-name="Default">
      <style:table-cell-properties fo:background-color="#ff0000"/>
      <style:text-properties fo:color="#ff00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ff0000"/>
      <style:text-properties fo:color="#ff00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 style:data-style-name="N2" text:time-value="18:32:56.238471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ular_20_1" style:display-name="PageStyle_Formul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r_20_2" style:display-name="PageStyle_Formula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r_20_3" style:display-name="PageStyle_Formula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" style:display-name="PageStyle_Parame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05-19T18:38:51.330335731</dc:date>
    <meta:editing-duration>P0D</meta:editing-duration>
    <meta:generator>LibreOffice/4.2.3.3$Linux_X86_64 LibreOffice_project/420m0$Build-3</meta:generator>
    <meta:editing-cycles>1</meta:editing-cycles>
    <meta:document-statistic meta:table-count="4" meta:cell-count="12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